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4.895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2.487cm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1.113cm" table:align="left"/>
    </style:style>
    <style:style style:name="Tabela2.A" style:family="table-column">
      <style:table-column-properties style:column-width="6.112cm"/>
    </style:style>
    <style:style style:name="Tabela2.B" style:family="table-column">
      <style:table-column-properties style:column-width="5.001cm"/>
    </style:style>
    <style:style style:name="Tabe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weight="normal" officeooo:rsid="000ec945" officeooo:paragraph-rsid="000ec945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0ec945" officeooo:paragraph-rsid="000ec945"/>
    </style:style>
    <style:style style:name="P5" style:family="paragraph" style:parent-style-name="Standard">
      <style:text-properties officeooo:rsid="000c1dc7" officeooo:paragraph-rsid="000c1dc7"/>
    </style:style>
    <style:style style:name="P6" style:family="paragraph" style:parent-style-name="Standard">
      <style:text-properties officeooo:rsid="00105ca6" officeooo:paragraph-rsid="00105ca6"/>
    </style:style>
    <style:style style:name="P7" style:family="paragraph" style:parent-style-name="Standard">
      <style:text-properties officeooo:rsid="00105ca6" officeooo:paragraph-rsid="001214b5"/>
    </style:style>
    <style:style style:name="P8" style:family="paragraph" style:parent-style-name="Standard">
      <style:paragraph-properties fo:break-before="page"/>
      <style:text-properties officeooo:rsid="000c1dc7" officeooo:paragraph-rsid="000c1dc7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officeooo:paragraph-rsid="00105ca6" style:font-weight-asian="bold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paragraph-rsid="00105ca6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4b5" officeooo:paragraph-rsid="001214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4b5" officeooo:paragraph-rsid="001214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b83c"/>
    </style:style>
    <style:style style:name="T2" style:family="text">
      <style:text-properties officeooo:rsid="000ec9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Exercício 01</text:h>
      <text:p text:style-name="P9">Faça um programa que receba:</text:p>
      <text:list xml:id="list2403640223" text:style-name="L2">
        <text:list-item>
          <text:p text:style-name="P12">O código do produto comprado;</text:p>
        </text:list-item>
        <text:list-item>
          <text:p text:style-name="P13">A quantidade comprada do produto;</text:p>
        </text:list-item>
      </text:list>
      <text:p text:style-name="P10">Calcule e mostre:</text:p>
      <text:list xml:id="list1707449036" text:style-name="L1">
        <text:list-item>
          <text:p text:style-name="P11">O preço unitário do produto comprado, seguindo a tabela I;</text:p>
        </text:list-item>
        <text:list-item>
          <text:p text:style-name="P11">O preço total da nota;</text:p>
        </text:list-item>
        <text:list-item>
          <text:p text:style-name="P11">O valor do desconto, seguindo a Tabela II e aplicado sobre o preço total da nota;</text:p>
        </text:list-item>
        <text:list-item>
          <text:p text:style-name="P11">O preço final da nota depois do desconto; 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4">TABELA I</text:p>
          </table:table-cell>
          <table:covered-table-cell/>
        </table:table-row>
        <table:table-row>
          <table:table-cell table:style-name="Tabela1.A2" office:value-type="string">
            <text:p text:style-name="P15">CÓDIGO</text:p>
          </table:table-cell>
          <table:table-cell table:style-name="Tabela1.B2" office:value-type="string">
            <text:p text:style-name="P15">PREÇO</text:p>
          </table:table-cell>
        </table:table-row>
        <table:table-row>
          <table:table-cell table:style-name="Tabela1.A2" office:value-type="string">
            <text:p text:style-name="P15">1 a 10</text:p>
          </table:table-cell>
          <table:table-cell table:style-name="Tabela1.B2" office:value-type="string">
            <text:p text:style-name="P15">R$ 10,00</text:p>
          </table:table-cell>
        </table:table-row>
        <table:table-row>
          <table:table-cell table:style-name="Tabela1.A2" office:value-type="string">
            <text:p text:style-name="P15">11 a 20</text:p>
          </table:table-cell>
          <table:table-cell table:style-name="Tabela1.B2" office:value-type="string">
            <text:p text:style-name="P15">R$ 15,00</text:p>
          </table:table-cell>
        </table:table-row>
        <table:table-row>
          <table:table-cell table:style-name="Tabela1.A2" office:value-type="string">
            <text:p text:style-name="P15">21 a 30</text:p>
          </table:table-cell>
          <table:table-cell table:style-name="Tabela1.B2" office:value-type="string">
            <text:p text:style-name="P15">R$ 20,00</text:p>
          </table:table-cell>
        </table:table-row>
        <table:table-row>
          <table:table-cell table:style-name="Tabela1.A2" office:value-type="string">
            <text:p text:style-name="P15">31 a 40</text:p>
          </table:table-cell>
          <table:table-cell table:style-name="Tabela1.B2" office:value-type="string">
            <text:p text:style-name="P15">R$ 30,00</text:p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4">TABELA II</text:p>
          </table:table-cell>
          <table:covered-table-cell/>
        </table:table-row>
        <table:table-row>
          <table:table-cell table:style-name="Tabela2.A2" office:value-type="string">
            <text:p text:style-name="P15">PREÇO TOTAL DA NOTA</text:p>
          </table:table-cell>
          <table:table-cell table:style-name="Tabela2.B2" office:value-type="string">
            <text:p text:style-name="P15">% DE DESCONTO</text:p>
          </table:table-cell>
        </table:table-row>
        <table:table-row>
          <table:table-cell table:style-name="Tabela2.A2" office:value-type="string">
            <text:p text:style-name="P15">Até R$ 250,00</text:p>
          </table:table-cell>
          <table:table-cell table:style-name="Tabela2.B2" office:value-type="string">
            <text:p text:style-name="P15">5%</text:p>
          </table:table-cell>
        </table:table-row>
        <table:table-row>
          <table:table-cell table:style-name="Tabela2.A2" office:value-type="string">
            <text:p text:style-name="P15">Entre R$ 250,00 e R$ 500,00</text:p>
          </table:table-cell>
          <table:table-cell table:style-name="Tabela2.B2" office:value-type="string">
            <text:p text:style-name="P15">10%</text:p>
          </table:table-cell>
        </table:table-row>
        <table:table-row>
          <table:table-cell table:style-name="Tabela2.A2" office:value-type="string">
            <text:p text:style-name="P15">Acima de R$ 500,00</text:p>
          </table:table-cell>
          <table:table-cell table:style-name="Tabela2.B2" office:value-type="string">
            <text:p text:style-name="P15">15%</text:p>
          </table:table-cell>
        </table:table-row>
      </table:table>
      <text:p text:style-name="P7"/>
      <text:p text:style-name="P6"/>
      <text:p text:style-name="P5"/>
      <text:p text:style-name="P8">Index.c</text:p>
      <text:p text:style-name="Standard"/>
      <text:p text:style-name="Standard">#include &lt;stdio.h&gt;</text:p>
      <text:p text:style-name="Standard">#include &lt;stdbool.h&gt;</text:p>
      <text:p text:style-name="Standard">#include "tabelasReferencia.h"</text:p>
      <text:p text:style-name="Standard"/>
      <text:p text:style-name="Standard"/>
      <text:p text:style-name="Standard">void main () {</text:p>
      <text:p text:style-name="Standard"><text:s text:c="4"/>// Variáveis</text:p>
      <text:p text:style-name="Standard"><text:s text:c="4"/>bool opcao = true;</text:p>
      <text:p text:style-name="Standard"><text:s text:c="4"/>int codigo, quantidade;</text:p>
      <text:p text:style-name="Standard"><text:s text:c="4"/>float preco, precoTotal, desconto, valorDesconto, valorFinal;</text:p>
      <text:p text:style-name="Standard"><text:s text:c="4"/>// Opções <text:s text:c="2"/></text:p>
      <text:p text:style-name="Standard"><text:s text:c="4"/>while( opcao ){</text:p>
      <text:p text:style-name="Standard"><text:s text:c="8"/>printf("<text:span text:style-name="T1">Digite o código do produto</text:span>\n");</text:p>
      <text:p text:style-name="Standard"><text:s text:c="8"/>scanf("%d", &amp;codigo);</text:p>
      <text:p text:style-name="Standard"><text:s text:c="8"/></text:p>
      <text:p text:style-name="Standard"><text:s text:c="8"/>if ( codigo &gt; 0 &amp;&amp; codigo &lt; 41 ){</text:p>
      <text:p text:style-name="Standard"><text:s text:c="12"/>opcao = false;</text:p>
      <text:p text:style-name="Standard"><text:s text:c="8"/>} else {</text:p>
      <text:p text:style-name="Standard"><text:s text:c="11"/>printf("Código não encontrado\n<text:span text:style-name="T1">O valor deve ser</text:span> entre 1 e 40\n"); </text:p>
      <text:p text:style-name="Standard"><text:s text:c="8"/>}</text:p>
      <text:p text:style-name="Standard"><text:s text:c="4"/>}</text:p>
      <text:p text:style-name="Standard"><text:s text:c="4"/>opcao = true;</text:p>
      <text:p text:style-name="Standard"><text:s text:c="4"/>while( opcao ){</text:p>
      <text:p text:style-name="Standard"><text:s text:c="8"/>printf("<text:span text:style-name="T1">Digite a</text:span> quantidade de produto\n");</text:p>
      <text:p text:style-name="Standard"><text:s text:c="8"/>scanf("%d", &amp;quantidade);</text:p>
      <text:p text:style-name="Standard"><text:s text:c="8"/></text:p>
      <text:p text:style-name="Standard"><text:s text:c="8"/>if ( quantidade &gt; 0 ){</text:p>
      <text:p text:style-name="Standard"><text:s text:c="12"/>opcao = false;</text:p>
      <text:p text:style-name="Standard"><text:s text:c="8"/>} else {</text:p>
      <text:p text:style-name="Standard"><text:s text:c="11"/>printf("A quantidade deve ser maior que 0\n");</text:p>
      <text:p text:style-name="Standard"><text:s text:c="8"/>}</text:p>
      <text:p text:style-name="Standard"><text:s text:c="4"/>}</text:p>
      <text:p text:style-name="Standard"><text:s text:c="4"/>preco = tabelaPreco(codigo);</text:p>
      <text:p text:style-name="Standard"><text:s text:c="4"/>precoTotal = preco * quantidade;</text:p>
      <text:p text:style-name="Standard"><text:s text:c="4"/>desconto = tabelaDesconto(precoTotal);</text:p>
      <text:p text:style-name="Standard"><text:s text:c="4"/>valorDesconto = precoTotal - ( precoTotal * ( 1 - ( desconto / 100 ) ) );</text:p>
      <text:p text:style-name="Standard"><text:s text:c="4"/>valorFinal = precoTotal - valorDesconto;</text:p>
      <text:p text:style-name="Standard"><text:s text:c="4"/>printf("----------------------------------------------------------\n");</text:p>
      <text:p text:style-name="Standard"><text:s text:c="4"/>printf("<text:span text:style-name="T1">Preço unitário</text:span>: <text:s text:c="12"/>R$ %.2f \n", preco);</text:p>
      <text:p text:style-name="Standard"><text:s text:c="4"/>printf("<text:span text:style-name="T1">Valor da Nota Fiscal</text:span>: <text:s text:c="7"/>R$ %.2f \n", precoTotal);</text:p>
      <text:p text:style-name="Standard"><text:s text:c="4"/>printf("<text:span text:style-name="T1">Valor do desconto da nota</text:span>: <text:s text:c="10"/>R$ %.2f", valorDesconto);</text:p>
      <text:p text:style-name="Standard"><text:s text:c="4"/>printf(" --<text:span text:style-name="T1">&gt;</text:span> %.2f%\n", desconto);</text:p>
      <text:p text:style-name="Standard"><text:s text:c="4"/>printf("----------------------------------------------------------\n");</text:p>
      <text:p text:style-name="Standard"><text:s text:c="4"/>printf("<text:span text:style-name="T1">Valor Final:</text:span> <text:s text:c="17"/>R$ %.2f\n\n", valorFinal);</text:p>
      <text:p text:style-name="Standard">}</text:p>
      <text:p text:style-name="P3">tabelasReferencia.c</text:p>
      <text:p text:style-name="Standard"/>
      <text:p text:style-name="Standard">float tabelaPreco(int codigo){</text:p>
      <text:p text:style-name="Standard"><text:s text:c="4"/>if ( codigo &gt; 0 &amp;&amp; codigo &lt; 11) {</text:p>
      <text:p text:style-name="Standard"><text:s text:c="8"/>return 10;</text:p>
      <text:p text:style-name="Standard"><text:s text:c="4"/>} else if ( codigo &gt; 10 &amp;&amp; codigo &lt; 21 ) {</text:p>
      <text:p text:style-name="Standard"><text:s text:c="8"/>return 15;</text:p>
      <text:p text:style-name="Standard"><text:s text:c="4"/>} else if ( codigo &gt; 20 &amp;&amp; codigo &lt; 31 ) {</text:p>
      <text:p text:style-name="Standard"><text:s text:c="8"/>return 20;</text:p>
      <text:p text:style-name="Standard"><text:s text:c="4"/>} else if ( codigo &gt; 30 &amp;&amp; codigo &lt; 41 ) {</text:p>
      <text:p text:style-name="Standard"><text:s text:c="8"/>return 25;</text:p>
      <text:p text:style-name="Standard"><text:s text:c="4"/>} else {</text:p>
      <text:p text:style-name="Standard"><text:s text:c="8"/>return -1;</text:p>
      <text:p text:style-name="Standard"><text:s text:c="4"/>}</text:p>
      <text:p text:style-name="Standard">}</text:p>
      <text:p text:style-name="Standard"/>
      <text:p text:style-name="Standard">float tabelaDesconto(int valor){</text:p>
      <text:p text:style-name="Standard"><text:s text:c="4"/>if ( valor &gt; 500) {</text:p>
      <text:p text:style-name="Standard"><text:s text:c="8"/>return 15;</text:p>
      <text:p text:style-name="Standard"><text:s text:c="4"/>} else if ( valor &gt; 250 &amp;&amp; valor &lt;= 500 ) {</text:p>
      <text:p text:style-name="Standard"><text:s text:c="8"/>return 10;</text:p>
      <text:p text:style-name="Standard"><text:s text:c="4"/>} else if ( valor &lt;= 250 ) {</text:p>
      <text:p text:style-name="Standard"><text:s text:c="8"/>return 5;</text:p>
      <text:p text:style-name="Standard"><text:s text:c="4"/>} else {</text:p>
      <text:p text:style-name="Standard"><text:s text:c="8"/>return 0;</text:p>
      <text:p text:style-name="Standard"><text:s text:c="4"/>}</text:p>
      <text:p text:style-name="Standard">}</text:p>
      <text:p text:style-name="P3">tabelasReferencia.h</text:p>
      <text:p text:style-name="Standard"/>
      <text:p text:style-name="Standard">float tabelaPreco(int codigo);</text:p>
      <text:p text:style-name="Standard">float tabelaDesconto(int valor);</text:p>
      <text:p text:style-name="Standard"/>
      <text:p text:style-name="P4">Para compilar:</text:p>
      <text:p text:style-name="P2">gcc index.c tabelasReferencia.c -o ex01</text:p>
      <text:p text:style-name="P2"/>
      <text:p text:style-name="P1">Para rodar</text:p>
      <text:p text:style-name="P2">./<text:span text:style-name="T2">ex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20:28.524203089</meta:creation-date>
    <dc:date>2018-12-02T20:35:11.422154544</dc:date>
    <meta:editing-duration>PT21M55S</meta:editing-duration>
    <meta:editing-cycles>4</meta:editing-cycles>
    <meta:generator>LibreOffice/6.1.2.1$Linux_X86_64 LibreOffice_project/10$Build-1</meta:generator>
    <meta:document-statistic meta:table-count="2" meta:image-count="0" meta:object-count="0" meta:page-count="5" meta:paragraph-count="105" meta:word-count="413" meta:character-count="2687" meta:non-whitespace-character-count="1989"/>
  </office:meta>
</office:document-meta>
</file>